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3.8417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2.736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0104"/>
    <style:style style:name="ce5" style:family="table-cell" style:parent-style-name="Default" style:data-style-name="N1010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ost of Phone</text:p>
          </table:table-cell>
          <table:table-cell office:value-type="string" calcext:value-type="string">
            <text:p>cost of accessories good case and a glass screen protector</text:p>
          </table:table-cell>
          <table:table-cell office:value-type="string" calcext:value-type="string">
            <text:p>Total cost to BUY</text:p>
          </table:table-cell>
          <table:table-cell office:value-type="string" calcext:value-type="string">
            <text:p>years of support left</text:p>
          </table:table-cell>
          <table:table-cell office:value-type="string" calcext:value-type="string">
            <text:p>cost per year</text:p>
          </table:table-cell>
          <table:table-cell office:value-type="string" calcext:value-type="string">
            <text:p>2 iOS version behind current works for me</text:p>
          </table:table-cell>
          <table:table-cell table:style-name="ce1" office:value-type="string" calcext:value-type="string">
            <text:p>Best Value for me</text:p>
          </table:table-cell>
          <table:table-cell office:value-type="string" calcext:value-type="string">
            <text:p>Sell Price Current Phone</text:p>
          </table:table-cell>
          <table:table-cell/>
        </table:table-row>
        <table:table-row table:style-name="ro1">
          <table:table-cell table:style-name="ce2" office:value-type="string" calcext:value-type="string">
            <text:p>Selling Old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7 Plu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[.B3]+[.C3]" office:value-type="currency" office:currency="USD" office:value="60" calcext:value-type="currency">
            <text:p>$60.00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 office:value-type="currency" office:currency="USD" office:value="100" calcext:value-type="currency">
            <text:p>$100.00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Buying Used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8 Plus</text:p>
          </table:table-cell>
          <table:table-cell office:value-type="currency" office:currency="USD" office:value="145" calcext:value-type="currency">
            <text:p>$145.00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6]+[.C6]" office:value-type="currency" office:currency="USD" office:value="145" calcext:value-type="currency">
            <text:p>$145.00</text:p>
          </table:table-cell>
          <table:table-cell office:value-type="float" office:value="0" calcext:value-type="float">
            <text:p>0</text:p>
          </table:table-cell>
          <table:table-cell table:formula="of:=[.D6]" office:value-type="currency" office:currency="USD" office:value="145" calcext:value-type="currency">
            <text:p>$145.00</text:p>
          </table:table-cell>
          <table:table-cell office:value-type="float" office:value="0" calcext:value-type="float">
            <text:p>0</text:p>
          </table:table-cell>
          <table:table-cell table:formula="of:=[.D6]-[.I3]" office:value-type="currency" office:currency="USD" office:value="45" calcext:value-type="currency">
            <text:p>$4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XS</text:p>
          </table:table-cell>
          <table:table-cell office:value-type="currency" office:currency="USD" office:value="235" calcext:value-type="currency">
            <text:p>$235.00</text:p>
          </table:table-cell>
          <table:table-cell office:value-type="currency" office:currency="USD" office:value="15.7" calcext:value-type="currency">
            <text:p>$15.70</text:p>
          </table:table-cell>
          <table:table-cell table:formula="of:=[.B7]+[.C7]" office:value-type="currency" office:currency="USD" office:value="250.7" calcext:value-type="currency">
            <text:p>$250.70</text:p>
          </table:table-cell>
          <table:table-cell office:value-type="float" office:value="1" calcext:value-type="float">
            <text:p>1</text:p>
          </table:table-cell>
          <table:table-cell table:formula="of:=([.B7]+[.C7])/[.E7]" office:value-type="currency" office:currency="USD" office:value="250.7" calcext:value-type="currency">
            <text:p>$250.70</text:p>
          </table:table-cell>
          <table:table-cell table:formula="of:=[.E7] +2" office:value-type="float" office:value="3" calcext:value-type="float">
            <text:p>3</text:p>
          </table:table-cell>
          <table:table-cell table:formula="of:=([.D7]-[.I3])/[.G7]" office:value-type="currency" office:currency="USD" office:value="50.2333333333333" calcext:value-type="currency">
            <text:p>$5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1 Pro</text:p>
          </table:table-cell>
          <table:table-cell office:value-type="currency" office:currency="USD" office:value="307" calcext:value-type="currency">
            <text:p>$307.00</text:p>
          </table:table-cell>
          <table:table-cell office:value-type="currency" office:currency="USD" office:value="18.24" calcext:value-type="currency">
            <text:p>$18.24</text:p>
          </table:table-cell>
          <table:table-cell table:formula="of:=[.B8]+[.C8]" office:value-type="currency" office:currency="USD" office:value="325.24" calcext:value-type="currency">
            <text:p>$325.24</text:p>
          </table:table-cell>
          <table:table-cell office:value-type="float" office:value="1" calcext:value-type="float">
            <text:p>1</text:p>
          </table:table-cell>
          <table:table-cell table:formula="of:=([.B8]+[.C8])/[.E8]" office:value-type="currency" office:currency="USD" office:value="325.24" calcext:value-type="currency">
            <text:p>$325.24</text:p>
          </table:table-cell>
          <table:table-cell table:formula="of:=[.E8] +2" office:value-type="float" office:value="3" calcext:value-type="float">
            <text:p>3</text:p>
          </table:table-cell>
          <table:table-cell table:formula="of:=([.D8]+[.E8]-[.I3])/[.G8]" office:value-type="currency" office:currency="USD" office:value="75.4133333333333" calcext:value-type="currency">
            <text:p>$75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2</text:p>
          </table:table-cell>
          <table:table-cell office:value-type="currency" office:currency="USD" office:value="311" calcext:value-type="currency">
            <text:p>$311.00</text:p>
          </table:table-cell>
          <table:table-cell office:value-type="currency" office:currency="USD" office:value="15.74" calcext:value-type="currency">
            <text:p>$15.74</text:p>
          </table:table-cell>
          <table:table-cell table:formula="of:=[.B9]+[.C9]" office:value-type="currency" office:currency="USD" office:value="326.74" calcext:value-type="currency">
            <text:p>$326.74</text:p>
          </table:table-cell>
          <table:table-cell office:value-type="float" office:value="2" calcext:value-type="float">
            <text:p>2</text:p>
          </table:table-cell>
          <table:table-cell table:formula="of:=([.B9]+[.C9])/[.E9]" office:value-type="currency" office:currency="USD" office:value="163.37" calcext:value-type="currency">
            <text:p>$163.37</text:p>
          </table:table-cell>
          <table:table-cell table:formula="of:=[.E9] +2" office:value-type="float" office:value="4" calcext:value-type="float">
            <text:p>4</text:p>
          </table:table-cell>
          <table:table-cell table:formula="of:=([.D9]-[.I3])/[.G9]" office:value-type="currency" office:currency="USD" office:value="56.685" calcext:value-type="currency">
            <text:p>$56.6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Phone 12 pro</text:p>
          </table:table-cell>
          <table:table-cell table:style-name="ce5" office:value-type="currency" office:currency="USD" office:value="349.95" calcext:value-type="currency">
            <text:p>$349.95</text:p>
          </table:table-cell>
          <table:table-cell table:style-name="ce5" office:value-type="currency" office:currency="USD" office:value="130.08" calcext:value-type="currency">
            <text:p>$130.08</text:p>
          </table:table-cell>
          <table:table-cell table:style-name="ce5" table:formula="of:=[.B10]+[.C10]" office:value-type="currency" office:currency="USD" office:value="480.03" calcext:value-type="currency">
            <text:p>$480.03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([.B10]+[.C10])/[.E10]" office:value-type="currency" office:currency="USD" office:value="240.015" calcext:value-type="currency">
            <text:p>$240.02</text:p>
          </table:table-cell>
          <table:table-cell table:formula="of:=[.E10] +2" office:value-type="float" office:value="4" calcext:value-type="float">
            <text:p>4</text:p>
          </table:table-cell>
          <table:table-cell table:style-name="ce5" table:formula="of:=([.D10]-[.I3])/[.G10]" office:value-type="currency" office:currency="USD" office:value="95.0075" calcext:value-type="currency">
            <text:p>$95.01</text:p>
          </table:table-cell>
          <table:table-cell table:style-name="ce3" office:value-type="string" calcext:value-type="string">
            <text:p>← WENT WITH</text:p>
          </table:table-cell>
          <table:table-cell table:style-name="ce3"/>
        </table:table-row>
        <table:table-row table:style-name="ro1">
          <table:table-cell office:value-type="string" calcext:value-type="string">
            <text:p>IPhone 13</text:p>
          </table:table-cell>
          <table:table-cell office:value-type="currency" office:currency="USD" office:value="464" calcext:value-type="currency">
            <text:p>$464.00</text:p>
          </table:table-cell>
          <table:table-cell office:value-type="currency" office:currency="USD" office:value="21.74" calcext:value-type="currency">
            <text:p>$21.74</text:p>
          </table:table-cell>
          <table:table-cell table:formula="of:=[.B11]+[.C11]" office:value-type="currency" office:currency="USD" office:value="485.74" calcext:value-type="currency">
            <text:p>$485.74</text:p>
          </table:table-cell>
          <table:table-cell office:value-type="float" office:value="2" calcext:value-type="float">
            <text:p>2</text:p>
          </table:table-cell>
          <table:table-cell table:formula="of:=([.B11]+[.C11])/[.E11]" office:value-type="currency" office:currency="USD" office:value="242.87" calcext:value-type="currency">
            <text:p>$242.87</text:p>
          </table:table-cell>
          <table:table-cell table:formula="of:=[.E11] +2" office:value-type="float" office:value="4" calcext:value-type="float">
            <text:p>4</text:p>
          </table:table-cell>
          <table:table-cell table:formula="of:=([.D11]-[.I3])/[.G11]" office:value-type="currency" office:currency="USD" office:value="96.435" calcext:value-type="currency">
            <text:p>$96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3 Pro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currency" office:currency="USD" office:value="25.72" calcext:value-type="currency">
            <text:p>$25.72</text:p>
          </table:table-cell>
          <table:table-cell table:formula="of:=[.B12]+[.C12]" office:value-type="currency" office:currency="USD" office:value="600.72" calcext:value-type="currency">
            <text:p>$600.72</text:p>
          </table:table-cell>
          <table:table-cell office:value-type="float" office:value="2" calcext:value-type="float">
            <text:p>2</text:p>
          </table:table-cell>
          <table:table-cell table:formula="of:=([.B12]+[.C12])/[.E12]" office:value-type="currency" office:currency="USD" office:value="300.36" calcext:value-type="currency">
            <text:p>$300.36</text:p>
          </table:table-cell>
          <table:table-cell table:formula="of:=[.E12] +2" office:value-type="float" office:value="4" calcext:value-type="float">
            <text:p>4</text:p>
          </table:table-cell>
          <table:table-cell table:formula="of:=([.D12]-[.I3])/[.G12]" office:value-type="currency" office:currency="USD" office:value="125.18" calcext:value-type="currency">
            <text:p>$12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currency" office:currency="USD" office:value="444.95" calcext:value-type="currency">
            <text:p>$444.95</text:p>
          </table:table-cell>
          <table:table-cell office:value-type="currency" office:currency="USD" office:value="25.5" calcext:value-type="currency">
            <text:p>$25.50</text:p>
          </table:table-cell>
          <table:table-cell table:formula="of:=[.B13]+[.C13]" office:value-type="currency" office:currency="USD" office:value="470.45" calcext:value-type="currency">
            <text:p>$470.45</text:p>
          </table:table-cell>
          <table:table-cell office:value-type="float" office:value="3" calcext:value-type="float">
            <text:p>3</text:p>
          </table:table-cell>
          <table:table-cell table:formula="of:=([.B13]+[.C13])/[.E13]" office:value-type="currency" office:currency="USD" office:value="156.816666666667" calcext:value-type="currency">
            <text:p>$156.82</text:p>
          </table:table-cell>
          <table:table-cell table:formula="of:=[.E13] +2" office:value-type="float" office:value="5" calcext:value-type="float">
            <text:p>5</text:p>
          </table:table-cell>
          <table:table-cell table:formula="of:=([.D13]-[.I3])/[.G13]" office:value-type="currency" office:currency="USD" office:value="74.09" calcext:value-type="currency">
            <text:p>$74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4 Pro</text:p>
          </table:table-cell>
          <table:table-cell office:value-type="currency" office:currency="USD" office:value="680" calcext:value-type="currency">
            <text:p>$680.00</text:p>
          </table:table-cell>
          <table:table-cell office:value-type="currency" office:currency="USD" office:value="31.04" calcext:value-type="currency">
            <text:p>$31.04</text:p>
          </table:table-cell>
          <table:table-cell table:formula="of:=[.B14]+[.C14]" office:value-type="currency" office:currency="USD" office:value="711.04" calcext:value-type="currency">
            <text:p>$711.04</text:p>
          </table:table-cell>
          <table:table-cell office:value-type="float" office:value="3" calcext:value-type="float">
            <text:p>3</text:p>
          </table:table-cell>
          <table:table-cell table:formula="of:=([.B14]+[.C14])/[.E14]" office:value-type="currency" office:currency="USD" office:value="237.013333333333" calcext:value-type="currency">
            <text:p>$237.01</text:p>
          </table:table-cell>
          <table:table-cell table:formula="of:=[.E14] +2" office:value-type="float" office:value="5" calcext:value-type="float">
            <text:p>5</text:p>
          </table:table-cell>
          <table:table-cell table:formula="of:=([.D14]-[.I3])/[.G14]" office:value-type="currency" office:currency="USD" office:value="122.208" calcext:value-type="currency">
            <text:p>$12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currency" office:currency="USD" office:value="865" calcext:value-type="currency">
            <text:p>$865.00</text:p>
          </table:table-cell>
          <table:table-cell office:value-type="currency" office:currency="USD" office:value="71.94" calcext:value-type="currency">
            <text:p>$71.94</text:p>
          </table:table-cell>
          <table:table-cell table:formula="of:=[.B15]+[.C15]" office:value-type="currency" office:currency="USD" office:value="936.94" calcext:value-type="currency">
            <text:p>$936.94</text:p>
          </table:table-cell>
          <table:table-cell office:value-type="float" office:value="4" calcext:value-type="float">
            <text:p>4</text:p>
          </table:table-cell>
          <table:table-cell table:formula="of:=([.B15]+[.C15])/[.E15]" office:value-type="currency" office:currency="USD" office:value="234.235" calcext:value-type="currency">
            <text:p>$234.24</text:p>
          </table:table-cell>
          <table:table-cell table:formula="of:=[.E15] +2" office:value-type="float" office:value="6" calcext:value-type="float">
            <text:p>6</text:p>
          </table:table-cell>
          <table:table-cell table:formula="of:=([.D15]-[.I3])/[.G15]" office:value-type="currency" office:currency="USD" office:value="139.49" calcext:value-type="currency">
            <text:p>$139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 Pro</text:p>
          </table:table-cell>
          <table:table-cell office:value-type="currency" office:currency="USD" office:value="953" calcext:value-type="currency">
            <text:p>$953.00</text:p>
          </table:table-cell>
          <table:table-cell office:value-type="currency" office:currency="USD" office:value="32.11" calcext:value-type="currency">
            <text:p>$32.11</text:p>
          </table:table-cell>
          <table:table-cell table:formula="of:=[.B16]+[.C16]" office:value-type="currency" office:currency="USD" office:value="985.11" calcext:value-type="currency">
            <text:p>$985.11</text:p>
          </table:table-cell>
          <table:table-cell office:value-type="float" office:value="4" calcext:value-type="float">
            <text:p>4</text:p>
          </table:table-cell>
          <table:table-cell table:formula="of:=([.B16]+[.C16])/[.E16]" office:value-type="currency" office:currency="USD" office:value="246.2775" calcext:value-type="currency">
            <text:p>$246.28</text:p>
          </table:table-cell>
          <table:table-cell table:formula="of:=[.E16] +2" office:value-type="float" office:value="6" calcext:value-type="float">
            <text:p>6</text:p>
          </table:table-cell>
          <table:table-cell table:formula="of:=([.D16]-[.I3])/[.G16]" office:value-type="currency" office:currency="USD" office:value="147.518333333333" calcext:value-type="currency">
            <text:p>$147.5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Buying New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currency" office:currency="USD" office:value="929" calcext:value-type="currency">
            <text:p>$929.00</text:p>
          </table:table-cell>
          <table:table-cell office:value-type="currency" office:currency="USD" office:value="174.7" calcext:value-type="currency">
            <text:p>$174.70</text:p>
          </table:table-cell>
          <table:table-cell table:formula="of:=[.B19]+[.C19]" office:value-type="currency" office:currency="USD" office:value="1103.7" calcext:value-type="currency">
            <text:p>$1,103.70</text:p>
          </table:table-cell>
          <table:table-cell office:value-type="float" office:value="3" calcext:value-type="float">
            <text:p>3</text:p>
          </table:table-cell>
          <table:table-cell table:formula="of:=([.B19]+[.C19])/[.E19]" office:value-type="currency" office:currency="USD" office:value="367.9" calcext:value-type="currency">
            <text:p>$367.90</text:p>
          </table:table-cell>
          <table:table-cell table:formula="of:=[.E19] +2" office:value-type="float" office:value="5" calcext:value-type="float">
            <text:p>5</text:p>
          </table:table-cell>
          <table:table-cell table:formula="of:=([.D19]-[.I3])/[.G19]" office:value-type="currency" office:currency="USD" office:value="200.74" calcext:value-type="currency">
            <text:p>$20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currency" office:currency="USD" office:value="1029" calcext:value-type="currency">
            <text:p>$1,029.00</text:p>
          </table:table-cell>
          <table:table-cell office:value-type="currency" office:currency="USD" office:value="220" calcext:value-type="currency">
            <text:p>$220.00</text:p>
          </table:table-cell>
          <table:table-cell table:formula="of:=[.B20]+[.C20]" office:value-type="currency" office:currency="USD" office:value="1249" calcext:value-type="currency">
            <text:p>$1,249.00</text:p>
          </table:table-cell>
          <table:table-cell office:value-type="float" office:value="4" calcext:value-type="float">
            <text:p>4</text:p>
          </table:table-cell>
          <table:table-cell table:formula="of:=([.B20]+[.C20])/[.E20]" office:value-type="currency" office:currency="USD" office:value="312.25" calcext:value-type="currency">
            <text:p>$312.25</text:p>
          </table:table-cell>
          <table:table-cell table:formula="of:=[.E20] +2" office:value-type="float" office:value="6" calcext:value-type="float">
            <text:p>6</text:p>
          </table:table-cell>
          <table:table-cell table:formula="of:=([.D20]-[.I3])/[.G20]" office:value-type="currency" office:currency="USD" office:value="191.5" calcext:value-type="currency">
            <text:p>$191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6</text:p>
          </table:table-cell>
          <table:table-cell office:value-type="currency" office:currency="USD" office:value="1129" calcext:value-type="currency">
            <text:p>$1,129.00</text:p>
          </table:table-cell>
          <table:table-cell office:value-type="currency" office:currency="USD" office:value="234.95" calcext:value-type="currency">
            <text:p>$234.95</text:p>
          </table:table-cell>
          <table:table-cell table:formula="of:=[.B21]+[.C21]" office:value-type="currency" office:currency="USD" office:value="1363.95" calcext:value-type="currency">
            <text:p>$1,363.95</text:p>
          </table:table-cell>
          <table:table-cell office:value-type="float" office:value="6" calcext:value-type="float">
            <text:p>6</text:p>
          </table:table-cell>
          <table:table-cell table:formula="of:=([.B21]+[.C21])/[.E21]" office:value-type="currency" office:currency="USD" office:value="227.325" calcext:value-type="currency">
            <text:p>$227.33</text:p>
          </table:table-cell>
          <table:table-cell table:formula="of:=[.E21] +2" office:value-type="float" office:value="8" calcext:value-type="float">
            <text:p>8</text:p>
          </table:table-cell>
          <table:table-cell table:formula="of:=([.D21]-[.I3])/[.G21]" office:value-type="currency" office:currency="USD" office:value="157.99375" calcext:value-type="currency">
            <text:p>$15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6 Pro</text:p>
          </table:table-cell>
          <table:table-cell office:value-type="currency" office:currency="USD" office:value="1299" calcext:value-type="currency">
            <text:p>$1,299.00</text:p>
          </table:table-cell>
          <table:table-cell office:value-type="currency" office:currency="USD" office:value="284.95" calcext:value-type="currency">
            <text:p>$284.95</text:p>
          </table:table-cell>
          <table:table-cell table:formula="of:=[.B22]+[.C22]" office:value-type="currency" office:currency="USD" office:value="1583.95" calcext:value-type="currency">
            <text:p>$1,583.95</text:p>
          </table:table-cell>
          <table:table-cell office:value-type="float" office:value="6" calcext:value-type="float">
            <text:p>6</text:p>
          </table:table-cell>
          <table:table-cell table:formula="of:=([.B22]+[.C22])/[.E22]" office:value-type="currency" office:currency="USD" office:value="263.991666666667" calcext:value-type="currency">
            <text:p>$263.99</text:p>
          </table:table-cell>
          <table:table-cell table:formula="of:=[.E22] +2" office:value-type="float" office:value="8" calcext:value-type="float">
            <text:p>8</text:p>
          </table:table-cell>
          <table:table-cell table:formula="of:=([.D22]-[.I3])/[.G22]" office:value-type="currency" office:currency="USD" office:value="185.49375" calcext:value-type="currency">
            <text:p>$185.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35:21.510194912</meta:creation-date>
    <dc:date>2024-09-20T16:27:53.752366736</dc:date>
    <meta:editing-duration>PT1H58M16S</meta:editing-duration>
    <meta:editing-cycles>13</meta:editing-cycles>
    <meta:generator>LibreOffice/7.3.7.2$Linux_X86_64 LibreOffice_project/30$Build-2</meta:generator>
    <meta:document-statistic meta:table-count="1" meta:cell-count="141" meta:object-count="0"/>
  </office:meta>
</office:document-meta>
</file>